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2.195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2.195cm" svg:x="1.4cm" svg:y="0.627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05:32:12.886695083</meta:creation-date>
    <dc:date>2020-02-24T05:33:33.424484144</dc:date>
    <meta:editing-duration>PT1M27S</meta:editing-duration>
    <meta:editing-cycles>1</meta:editing-cycles>
    <meta:document-statistic meta:object-count="24"/>
    <meta:generator>LibreOffice/5.2.7.2$Linux_X86_64 LibreOffice_project/20m0$Build-2</meta:generator>
  </office:meta>
</office:document-meta>
</file>